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Notacion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recuencia Ideal</text:p>
          </table:table-cell>
          <table:table-cell office:value-type="string" calcext:value-type="string">
            <text:p>Cuenta Ideal</text:p>
          </table:table-cell>
          <table:table-cell office:value-type="string" calcext:value-type="string">
            <text:p>Cuenta Real</text:p>
          </table:table-cell>
          <table:table-cell office:value-type="string" calcext:value-type="string">
            <text:p>Cuenta Ajustada</text:p>
          </table:table-cell>
          <table:table-cell office:value-type="string" calcext:value-type="string">
            <text:p>Frecuencia Real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float" office:value="440" calcext:value-type="float">
            <text:p>440</text:p>
          </table:table-cell>
          <table:table-cell table:formula="of:=(100000000/([.C4]))" office:value-type="float" office:value="227272.727272727" calcext:value-type="float">
            <text:p>227272,727272727</text:p>
          </table:table-cell>
          <table:table-cell table:formula="of:=ROUND([.D4];0)" office:value-type="float" office:value="227273" calcext:value-type="float">
            <text:p>227273</text:p>
          </table:table-cell>
          <table:table-cell table:formula="of:=[.E4]" office:value-type="float" office:value="227273" calcext:value-type="float">
            <text:p>227273</text:p>
          </table:table-cell>
          <table:table-cell table:formula="of:=ROUND((100000000/([.F4]));3)" office:value-type="float" office:value="439.999" calcext:value-type="float">
            <text:p>439,999</text:p>
          </table:table-cell>
          <table:table-cell table:formula="of:=LOG([.F4];2)" office:value-type="float" office:value="17.7940667768073" calcext:value-type="float">
            <text:p>17,7940667768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#3</text:p>
          </table:table-cell>
          <table:table-cell office:value-type="float" office:value="466.164" calcext:value-type="float">
            <text:p>466,164</text:p>
          </table:table-cell>
          <table:table-cell table:formula="of:=(100000000/([.C5]))" office:value-type="float" office:value="214516.779502493" calcext:value-type="float">
            <text:p>214516,779502493</text:p>
          </table:table-cell>
          <table:table-cell table:formula="of:=ROUND([.D5];0)" office:value-type="float" office:value="214517" calcext:value-type="float">
            <text:p>214517</text:p>
          </table:table-cell>
          <table:table-cell table:formula="of:=[.E5]" office:value-type="float" office:value="214517" calcext:value-type="float">
            <text:p>214517</text:p>
          </table:table-cell>
          <table:table-cell table:formula="of:=ROUND((100000000/([.F5]));3)" office:value-type="float" office:value="466.164" calcext:value-type="float">
            <text:p>466,164</text:p>
          </table:table-cell>
          <table:table-cell table:formula="of:=LOG([.F5];2)" office:value-type="float" office:value="17.710732457098" calcext:value-type="float">
            <text:p>17,7107324570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493.883" calcext:value-type="float">
            <text:p>493,883</text:p>
          </table:table-cell>
          <table:table-cell table:formula="of:=(100000000/([.C6]))" office:value-type="float" office:value="202477.104901363" calcext:value-type="float">
            <text:p>202477,104901363</text:p>
          </table:table-cell>
          <table:table-cell table:formula="of:=ROUND([.D6];0)" office:value-type="float" office:value="202477" calcext:value-type="float">
            <text:p>202477</text:p>
          </table:table-cell>
          <table:table-cell table:formula="of:=[.E6]" office:value-type="float" office:value="202477" calcext:value-type="float">
            <text:p>202477</text:p>
          </table:table-cell>
          <table:table-cell table:formula="of:=ROUND((100000000/([.F6]));3)" office:value-type="float" office:value="493.883" calcext:value-type="float">
            <text:p>493,883</text:p>
          </table:table-cell>
          <table:table-cell table:formula="of:=LOG([.F6];2)" office:value-type="float" office:value="17.6273985114687" calcext:value-type="float">
            <text:p>17,62739851146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float" office:value="523.251" calcext:value-type="float">
            <text:p>523,251</text:p>
          </table:table-cell>
          <table:table-cell table:formula="of:=(100000000/([.C7]))" office:value-type="float" office:value="191112.869349509" calcext:value-type="float">
            <text:p>191112,869349509</text:p>
          </table:table-cell>
          <table:table-cell table:formula="of:=ROUND([.D7];0)" office:value-type="float" office:value="191113" calcext:value-type="float">
            <text:p>191113</text:p>
          </table:table-cell>
          <table:table-cell table:formula="of:=[.E7]" office:value-type="float" office:value="191113" calcext:value-type="float">
            <text:p>191113</text:p>
          </table:table-cell>
          <table:table-cell table:formula="of:=ROUND((100000000/([.F7]));3)" office:value-type="float" office:value="523.251" calcext:value-type="float">
            <text:p>523,251</text:p>
          </table:table-cell>
          <table:table-cell table:formula="of:=LOG([.F7];2)" office:value-type="float" office:value="17.5440663919339" calcext:value-type="float">
            <text:p>17,5440663919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#4</text:p>
          </table:table-cell>
          <table:table-cell office:value-type="float" office:value="554.365" calcext:value-type="float">
            <text:p>554,365</text:p>
          </table:table-cell>
          <table:table-cell table:formula="of:=(100000000/([.C8]))" office:value-type="float" office:value="180386.568416116" calcext:value-type="float">
            <text:p>180386,568416116</text:p>
          </table:table-cell>
          <table:table-cell table:formula="of:=ROUND([.D8];0)" office:value-type="float" office:value="180387" calcext:value-type="float">
            <text:p>180387</text:p>
          </table:table-cell>
          <table:table-cell table:formula="of:=[.E8]" office:value-type="float" office:value="180387" calcext:value-type="float">
            <text:p>180387</text:p>
          </table:table-cell>
          <table:table-cell table:formula="of:=ROUND((100000000/([.F8]));3)" office:value-type="float" office:value="554.364" calcext:value-type="float">
            <text:p>554,364</text:p>
          </table:table-cell>
          <table:table-cell table:formula="of:=LOG([.F8];2)" office:value-type="float" office:value="17.4607358456724" calcext:value-type="float">
            <text:p>17,46073584567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</text:p>
          </table:table-cell>
          <table:table-cell office:value-type="float" office:value="587.33" calcext:value-type="float">
            <text:p>587,33</text:p>
          </table:table-cell>
          <table:table-cell table:formula="of:=(100000000/([.C9]))" office:value-type="float" office:value="170262.033269201" calcext:value-type="float">
            <text:p>170262,033269201</text:p>
          </table:table-cell>
          <table:table-cell table:formula="of:=ROUND([.D9];0)" office:value-type="float" office:value="170262" calcext:value-type="float">
            <text:p>170262</text:p>
          </table:table-cell>
          <table:table-cell table:formula="of:=[.E9]" office:value-type="float" office:value="170262" calcext:value-type="float">
            <text:p>170262</text:p>
          </table:table-cell>
          <table:table-cell table:formula="of:=ROUND((100000000/([.F9]));3)" office:value-type="float" office:value="587.33" calcext:value-type="float">
            <text:p>587,33</text:p>
          </table:table-cell>
          <table:table-cell table:formula="of:=LOG([.F9];2)" office:value-type="float" office:value="17.3773969568468" calcext:value-type="float">
            <text:p>17,3773969568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#4</text:p>
          </table:table-cell>
          <table:table-cell office:value-type="float" office:value="622.254" calcext:value-type="float">
            <text:p>622,254</text:p>
          </table:table-cell>
          <table:table-cell table:formula="of:=(100000000/([.C10]))" office:value-type="float" office:value="160706.078225291" calcext:value-type="float">
            <text:p>160706,078225291</text:p>
          </table:table-cell>
          <table:table-cell table:formula="of:=ROUND([.D10];0)" office:value-type="float" office:value="160706" calcext:value-type="float">
            <text:p>160706</text:p>
          </table:table-cell>
          <table:table-cell table:formula="of:=[.E10]" office:value-type="float" office:value="160706" calcext:value-type="float">
            <text:p>160706</text:p>
          </table:table-cell>
          <table:table-cell table:formula="of:=ROUND((100000000/([.F10]));3)" office:value-type="float" office:value="622.254" calcext:value-type="float">
            <text:p>622,254</text:p>
          </table:table-cell>
          <table:table-cell table:formula="of:=LOG([.F10];2)" office:value-type="float" office:value="17.2940642678472" calcext:value-type="float">
            <text:p>17,2940642678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4</text:p>
          </table:table-cell>
          <table:table-cell office:value-type="float" office:value="659.255" calcext:value-type="float">
            <text:p>659,255</text:p>
          </table:table-cell>
          <table:table-cell table:formula="of:=(100000000/([.C11]))" office:value-type="float" office:value="151686.373254659" calcext:value-type="float">
            <text:p>151686,373254659</text:p>
          </table:table-cell>
          <table:table-cell table:formula="of:=ROUND([.D11];0)" office:value-type="float" office:value="151686" calcext:value-type="float">
            <text:p>151686</text:p>
          </table:table-cell>
          <table:table-cell table:formula="of:=[.E11]" office:value-type="float" office:value="151686" calcext:value-type="float">
            <text:p>151686</text:p>
          </table:table-cell>
          <table:table-cell table:formula="of:=ROUND((100000000/([.F11]));3)" office:value-type="float" office:value="659.257" calcext:value-type="float">
            <text:p>659,257</text:p>
          </table:table-cell>
          <table:table-cell table:formula="of:=LOG([.F11];2)" office:value-type="float" office:value="17.2107284112899" calcext:value-type="float">
            <text:p>17,2107284112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4</text:p>
          </table:table-cell>
          <table:table-cell office:value-type="float" office:value="698.456" calcext:value-type="float">
            <text:p>698,456</text:p>
          </table:table-cell>
          <table:table-cell table:formula="of:=(100000000/([.C12]))" office:value-type="float" office:value="143172.941459448" calcext:value-type="float">
            <text:p>143172,941459448</text:p>
          </table:table-cell>
          <table:table-cell table:formula="of:=ROUND([.D12];0)" office:value-type="float" office:value="143173" calcext:value-type="float">
            <text:p>143173</text:p>
          </table:table-cell>
          <table:table-cell table:formula="of:=[.E12]" office:value-type="float" office:value="143173" calcext:value-type="float">
            <text:p>143173</text:p>
          </table:table-cell>
          <table:table-cell table:formula="of:=ROUND((100000000/([.F12]));3)" office:value-type="float" office:value="698.456" calcext:value-type="float">
            <text:p>698,456</text:p>
          </table:table-cell>
          <table:table-cell table:formula="of:=LOG([.F12];2)" office:value-type="float" office:value="17.1273999248687" calcext:value-type="float">
            <text:p>17,127399924868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#4</text:p>
          </table:table-cell>
          <table:table-cell office:value-type="float" office:value="739.989" calcext:value-type="float">
            <text:p>739,989</text:p>
          </table:table-cell>
          <table:table-cell table:formula="of:=(100000000/([.C13]))" office:value-type="float" office:value="135137.143930518" calcext:value-type="float">
            <text:p>135137,143930518</text:p>
          </table:table-cell>
          <table:table-cell table:formula="of:=ROUND([.D13];0)" office:value-type="float" office:value="135137" calcext:value-type="float">
            <text:p>135137</text:p>
          </table:table-cell>
          <table:table-cell table:formula="of:=[.E13]" office:value-type="float" office:value="135137" calcext:value-type="float">
            <text:p>135137</text:p>
          </table:table-cell>
          <table:table-cell table:formula="of:=ROUND((100000000/([.F13]));3)" office:value-type="float" office:value="739.99" calcext:value-type="float">
            <text:p>739,99</text:p>
          </table:table-cell>
          <table:table-cell table:formula="of:=LOG([.F13];2)" office:value-type="float" office:value="17.0440632076368" calcext:value-type="float">
            <text:p>17,044063207636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4</text:p>
          </table:table-cell>
          <table:table-cell office:value-type="float" office:value="783.991" calcext:value-type="float">
            <text:p>783,991</text:p>
          </table:table-cell>
          <table:table-cell table:formula="of:=(100000000/([.C14]))" office:value-type="float" office:value="127552.484658625" calcext:value-type="float">
            <text:p>127552,484658625</text:p>
          </table:table-cell>
          <table:table-cell table:formula="of:=ROUND([.D14];0)" office:value-type="float" office:value="127552" calcext:value-type="float">
            <text:p>127552</text:p>
          </table:table-cell>
          <table:table-cell table:formula="of:=[.E14]" office:value-type="float" office:value="127552" calcext:value-type="float">
            <text:p>127552</text:p>
          </table:table-cell>
          <table:table-cell table:formula="of:=ROUND((100000000/([.F14]));3)" office:value-type="float" office:value="783.994" calcext:value-type="float">
            <text:p>783,994</text:p>
          </table:table-cell>
          <table:table-cell table:formula="of:=LOG([.F14];2)" office:value-type="float" office:value="16.9607259948391" calcext:value-type="float">
            <text:p>16,960725994839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#4</text:p>
          </table:table-cell>
          <table:table-cell office:value-type="float" office:value="830.609" calcext:value-type="float">
            <text:p>830,609</text:p>
          </table:table-cell>
          <table:table-cell table:formula="of:=(100000000/([.C15]))" office:value-type="float" office:value="120393.590726804" calcext:value-type="float">
            <text:p>120393,590726804</text:p>
          </table:table-cell>
          <table:table-cell table:formula="of:=ROUND([.D15];0)" office:value-type="float" office:value="120394" calcext:value-type="float">
            <text:p>120394</text:p>
          </table:table-cell>
          <table:table-cell table:formula="of:=[.E15]" office:value-type="float" office:value="120394" calcext:value-type="float">
            <text:p>120394</text:p>
          </table:table-cell>
          <table:table-cell table:formula="of:=ROUND((100000000/([.F15]));3)" office:value-type="float" office:value="830.606" calcext:value-type="float">
            <text:p>830,606</text:p>
          </table:table-cell>
          <table:table-cell table:formula="of:=LOG([.F15];2)" office:value-type="float" office:value="16.8774039696413" calcext:value-type="float">
            <text:p>16,877403969641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4</text:p>
          </table:table-cell>
          <table:table-cell office:value-type="float" office:value="880" calcext:value-type="float">
            <text:p>880</text:p>
          </table:table-cell>
          <table:table-cell table:formula="of:=(100000000/([.C16]))" office:value-type="float" office:value="113636.363636364" calcext:value-type="float">
            <text:p>113636,363636364</text:p>
          </table:table-cell>
          <table:table-cell table:formula="of:=ROUND([.D16];0)" office:value-type="float" office:value="113636" calcext:value-type="float">
            <text:p>113636</text:p>
          </table:table-cell>
          <table:table-cell table:formula="of:=[.E16]" office:value-type="float" office:value="113636" calcext:value-type="float">
            <text:p>113636</text:p>
          </table:table-cell>
          <table:table-cell table:formula="of:=ROUND((100000000/([.F16]));3)" office:value-type="float" office:value="880.003" calcext:value-type="float">
            <text:p>880,003</text:p>
          </table:table-cell>
          <table:table-cell table:formula="of:=LOG([.F16];2)" office:value-type="float" office:value="16.7940604289427" calcext:value-type="float">
            <text:p>16,794060428942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#4</text:p>
          </table:table-cell>
          <table:table-cell office:value-type="float" office:value="932.328" calcext:value-type="float">
            <text:p>932,328</text:p>
          </table:table-cell>
          <table:table-cell table:formula="of:=(100000000/([.C17]))" office:value-type="float" office:value="107258.389751246" calcext:value-type="float">
            <text:p>107258,389751246</text:p>
          </table:table-cell>
          <table:table-cell table:formula="of:=ROUND([.D17];0)" office:value-type="float" office:value="107258" calcext:value-type="float">
            <text:p>107258</text:p>
          </table:table-cell>
          <table:table-cell table:formula="of:=[.E17]" office:value-type="float" office:value="107258" calcext:value-type="float">
            <text:p>107258</text:p>
          </table:table-cell>
          <table:table-cell table:formula="of:=ROUND((100000000/([.F17]));3)" office:value-type="float" office:value="932.331" calcext:value-type="float">
            <text:p>932,331</text:p>
          </table:table-cell>
          <table:table-cell table:formula="of:=LOG([.F17];2)" office:value-type="float" office:value="16.7107257317644" calcext:value-type="float">
            <text:p>16,7107257317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4</text:p>
          </table:table-cell>
          <table:table-cell office:value-type="float" office:value="987.767" calcext:value-type="float">
            <text:p>987,767</text:p>
          </table:table-cell>
          <table:table-cell table:formula="of:=(100000000/([.C18]))" office:value-type="float" office:value="101238.44995834" calcext:value-type="float">
            <text:p>101238,44995834</text:p>
          </table:table-cell>
          <table:table-cell table:formula="of:=ROUND([.D18];0)" office:value-type="float" office:value="101238" calcext:value-type="float">
            <text:p>101238</text:p>
          </table:table-cell>
          <table:table-cell table:formula="of:=[.E18]" office:value-type="float" office:value="101238" calcext:value-type="float">
            <text:p>101238</text:p>
          </table:table-cell>
          <table:table-cell table:formula="of:=ROUND((100000000/([.F18]));3)" office:value-type="float" office:value="987.771" calcext:value-type="float">
            <text:p>987,771</text:p>
          </table:table-cell>
          <table:table-cell table:formula="of:=LOG([.F18];2)" office:value-type="float" office:value="16.6273913862218" calcext:value-type="float">
            <text:p>16,6273913862218</text:p>
          </table:table-cell>
        </table:table-row>
        <table:table-row table:style-name="ro1">
          <table:table-cell table:style-name="ce2"/>
          <table:table-cell office:value-type="string" calcext:value-type="string">
            <text:p>C5</text:p>
          </table:table-cell>
          <table:table-cell office:value-type="float" office:value="1046.502" calcext:value-type="float">
            <text:p>1046,502</text:p>
          </table:table-cell>
          <table:table-cell table:formula="of:=(100000000/([.C19]))" office:value-type="float" office:value="95556.4346747546" calcext:value-type="float">
            <text:p>95556,4346747546</text:p>
          </table:table-cell>
          <table:table-cell table:formula="of:=ROUND([.D19];0)" office:value-type="float" office:value="95556" calcext:value-type="float">
            <text:p>95556</text:p>
          </table:table-cell>
          <table:table-cell table:formula="of:=[.E19]" office:value-type="float" office:value="95556" calcext:value-type="float">
            <text:p>95556</text:p>
          </table:table-cell>
          <table:table-cell table:formula="of:=ROUND((100000000/([.F19]));3)" office:value-type="float" office:value="1046.507" calcext:value-type="float">
            <text:p>1046,507</text:p>
          </table:table-cell>
          <table:table-cell table:formula="of:=LOG([.F19];2)" office:value-type="float" office:value="16.5440588430031" calcext:value-type="float">
            <text:p>16,5440588430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5:24:21.4082923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28:11.402670028</meta:creation-date>
    <dc:date>2019-03-06T01:31:36.882020213</dc:date>
    <meta:editing-duration>PT6H13M2S</meta:editing-duration>
    <meta:editing-cycles>4</meta:editing-cycles>
    <meta:generator>LibreOffice/6.0.7.3$Linux_X86_64 LibreOffice_project/00m0$Build-3</meta:generator>
    <meta:document-statistic meta:table-count="1" meta:cell-count="135" meta:object-count="0"/>
  </office:meta>
</office:document-meta>
</file>